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1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5">
            <text:p>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33">
            <text:p>9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62">
            <text:p>56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24">
            <text:p>24</text:p>
          </table:table-cell>
          <table:table-cell table:style-name="ce25" office:value-type="string">
            <text:p>Xerox emitidos no mês</text:p>
          </table:table-cell>
          <table:table-cell table:style-name="ce30" table:formula="of:=[.C20]*0.3" office:value-type="float" office:value="7.2">
            <text:p>7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2">
            <text:p>16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4">
            <text:p>14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26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NF Paulista</text:p>
          </table:table-cell>
          <table:table-cell table:style-name="ce30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26">
            <text:p>12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4">
            <text:p>58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40">
            <text:p>7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4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9">
            <text:p>51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09">
            <text:p>20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4">
            <text:p>12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1">
            <text:p>19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1">
            <text:p>1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5">
            <text:p>15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33">
            <text:p>2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76">
            <text:p>7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2">
            <text:p>14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2">
            <text:p>8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8">
            <text:p>6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31">
            <text:p>13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1">
            <text:p>5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0">
            <text:p>3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80">
            <text:p>5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69]*0.3" office:value-type="float" office:value="3">
            <text:p>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5">
            <text:p>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96">
            <text:p>69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76">
            <text:p>37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69">
            <text:p>2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76]*0.3" office:value-type="float" office:value="3">
            <text:p>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0" table:formula="of:=[.C83]*0.3" office:value-type="float" office:value="1.2">
            <text:p>1,2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J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87]*0.3" office:value-type="float" office:value="1.8">
            <text:p>1,8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2">
            <text:p>15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58">
            <text:p>45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0" table:formula="of:=[.C101]*0.3" office:value-type="float" office:value="2.7">
            <text:p>2,7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16">
            <text:p>21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9">
            <text:p>15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10">
            <text:p>2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9">
            <text:p>18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1">
            <text:p>1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1">
            <text:p>7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06">
            <text:p>30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9">
            <text:p>20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27">
            <text:p>32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7">
            <text:p>32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8">
            <text:p>14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8">
            <text:p>18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8">
            <text:p>18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4">
            <text:p>5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5">
            <text:p>10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6">
            <text:p>16</text:p>
          </table:table-cell>
          <table:table-cell table:style-name="ce25" office:value-type="string">
            <text:p>Xerox emitidos no mês</text:p>
          </table:table-cell>
          <table:table-cell table:style-name="ce30" table:formula="of:=[.C130]*0.3" office:value-type="float" office:value="4.8">
            <text:p>4,8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ERGIL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9">
            <text:p>10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9">
            <text:p>109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58">
            <text:p>58</text:p>
          </table:table-cell>
          <table:table-cell table:style-name="ce28" office:value-type="string">
            <text:p>Xerox emitidos no mês</text:p>
          </table:table-cell>
          <table:table-cell table:style-name="ce32" table:formula="of:=[.C145]*0.3" office:value-type="float" office:value="17.4">
            <text:p>17,4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46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16:27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6-30T16:27:56</dc:date>
    <meta:print-date>2009-07-16T11:00:49</meta:print-date>
    <dc:language>pt-BR</dc:language>
    <meta:editing-cycles>938</meta:editing-cycles>
    <meta:editing-duration>PT72H13M10S</meta:editing-duration>
    <dc:creator>Guto Marcicano</dc:creator>
    <meta:document-statistic meta:table-count="2" meta:cell-count="20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